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60000005B6E10E81204C3A64A.png" manifest:media-type="image/png"/>
  <manifest:file-entry manifest:full-path="Pictures/10000201000005000000032026FD9E8ED2287C6D.png" manifest:media-type="image/png"/>
  <manifest:file-entry manifest:full-path="Pictures/10000201000002580000016BE19C7291AA4BCBAA.png" manifest:media-type="image/png"/>
  <manifest:file-entry manifest:full-path="Pictures/1000020100000320000001FF4F2CF8BFDE7101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top" draw:color-mode="standard" draw:luminance="0%" draw:contrast="0%" draw:gamma="100%" draw:red="0%" draw:green="0%" draw:blue="0%" fo:clip="rect(0.287cm, 0.145cm, 1.141cm, 0.264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569cm, 18.478cm, 4.688cm, 0.565cm)" draw:image-opacity="100%" style:mirror="none"/>
    </style:style>
    <style:style style:name="gr4" style:family="graphic" style:parent-style-name="standard">
      <style:graphic-properties svg:stroke-width="0.053cm" svg:stroke-color="#000000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top="0.203cm" fo:margin-bottom="0cm"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text-properties style:font-name="Courier New" fo:font-weight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fo:text-align="center"/>
      <style:text-properties style:font-name="Courier New" fo:font-weight="bold"/>
    </style:style>
    <style:style style:name="T1" style:family="text">
      <style:text-properties style:font-name="Courier New" style:font-weight-asian="bold" style:font-weight-complex="bold"/>
    </style:style>
    <style:style style:name="T2" style:family="text">
      <style:text-properties style:font-name="Courier New"/>
    </style:style>
    <style:style style:name="T3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5.47cm" svg:height="3.185cm" svg:x="2.326cm" svg:y="6.461cm">
          <draw:image xlink:href="Pictures/1000020100000320000001FF4F2CF8BFDE710198.png" xlink:type="simple" xlink:show="embed" xlink:actuate="onLoad">
            <text:p/>
          </draw:image>
        </draw:frame>
        <draw:frame draw:style-name="gr2" draw:text-style-name="P2" xml:id="id3" draw:id="id3" draw:layer="layout" svg:width="5.364cm" svg:height="3.245cm" svg:x="11.033cm" svg:y="6.391cm">
          <draw:image xlink:href="Pictures/10000201000002580000016BE19C7291AA4BCBAA.png" xlink:type="simple" xlink:show="embed" xlink:actuate="onLoad">
            <text:p/>
          </draw:image>
        </draw:frame>
        <draw:frame draw:style-name="gr3" draw:text-style-name="P2" xml:id="id5" draw:id="id5" draw:layer="layout" svg:width="4.875cm" svg:height="3.258cm" svg:x="19.896cm" svg:y="6.378cm">
          <draw:image xlink:href="Pictures/10000201000005000000032026FD9E8ED2287C6D.png" xlink:type="simple" xlink:show="embed" xlink:actuate="onLoad">
            <text:p/>
          </draw:image>
        </draw:frame>
        <draw:frame draw:style-name="gr2" draw:text-style-name="P2" xml:id="id2" draw:id="id2" draw:layer="layout" svg:width="4.614cm" svg:height="0.893cm" svg:x="7.075cm" svg:y="10.739cm">
          <draw:image xlink:href="Pictures/10000201000001D60000005B6E10E81204C3A64A.png" xlink:type="simple" xlink:show="embed" xlink:actuate="onLoad">
            <text:p/>
          </draw:image>
        </draw:frame>
        <draw:connector draw:style-name="gr4" draw:text-style-name="P3" draw:layer="layout" draw:line-skew="0.197cm 0cm -0.241cm" svg:x1="7.796cm" svg:y1="8.053cm" svg:x2="7.075cm" svg:y2="11.185cm" draw:start-shape="id1" draw:start-glue-point="1" draw:end-shape="id2" draw:end-glue-point="3" svg:d="M7796 8053h697v2140h-2159v992h741" svg:viewBox="0 0 2160 3133">
          <text:p text:style-name="P2"/>
        </draw:connector>
        <draw:connector draw:style-name="gr5" draw:text-style-name="P3" draw:layer="layout" draw:line-skew="0cm 0cm -0.262cm" svg:x1="11.689cm" svg:y1="11.185cm" svg:x2="11.033cm" svg:y2="8.013cm" draw:start-shape="id2" draw:start-glue-point="1" draw:end-shape="id3" draw:end-glue-point="3" svg:d="M11689 11185h500v-997h-1918v-2175h762" svg:viewBox="0 0 1919 3173">
          <text:p/>
        </draw:connector>
        <draw:frame draw:style-name="gr2" draw:text-style-name="P2" xml:id="id4" draw:id="id4" draw:layer="layout" svg:width="4.614cm" svg:height="0.893cm" svg:x="15.732cm" svg:y="10.739cm">
          <draw:image xlink:href="Pictures/10000201000001D60000005B6E10E81204C3A64A.png" xlink:type="simple" xlink:show="embed" xlink:actuate="onLoad">
            <text:p/>
          </draw:image>
        </draw:frame>
        <draw:connector draw:style-name="gr6" draw:text-style-name="P3" draw:layer="layout" draw:line-skew="0.232cm 0cm -0.262cm" svg:x1="16.397cm" svg:y1="8.013cm" svg:x2="15.732cm" svg:y2="11.185cm" draw:start-shape="id3" draw:start-glue-point="1" draw:end-shape="id4" draw:end-glue-point="3" svg:d="M16397 8013h732v2175h-2159v997h762" svg:viewBox="0 0 2160 3173">
          <text:p/>
        </draw:connector>
        <draw:connector draw:style-name="gr6" draw:text-style-name="P3" draw:layer="layout" draw:line-skew="0cm 0cm -0.235cm" svg:x1="20.346cm" svg:y1="11.185cm" svg:x2="19.896cm" svg:y2="8.007cm" draw:start-shape="id4" draw:start-glue-point="1" draw:end-shape="id5" draw:end-glue-point="3" svg:d="M20346 11185h500v-997h-1685v-2181h735" svg:viewBox="0 0 1686 3179">
          <text:p/>
        </draw:connector>
        <draw:frame draw:style-name="gr7" draw:text-style-name="P5" draw:layer="layout" svg:width="2.788cm" svg:height="1.699cm" svg:x="16.745cm" svg:y="4.88cm">
          <draw:text-box>
            <text:p text:style-name="P4"><text:span text:style-name="T1">Signal</text:span></text:p>
            <text:p text:style-name="P4"><text:span text:style-name="T2">sonore</text:span></text:p>
          </draw:text-box>
        </draw:frame>
        <draw:frame draw:style-name="gr7" draw:text-style-name="P6" draw:layer="layout" svg:width="4.447cm" svg:height="1.673cm" svg:x="2.823cm" svg:y="4.729cm">
          <draw:text-box>
            <text:p><text:span text:style-name="T3"/></text:p>
            <text:p><text:span text:style-name="T3">Clavier maître</text:span></text:p>
          </draw:text-box>
        </draw:frame>
        <draw:frame draw:style-name="gr7" draw:text-style-name="P6" draw:layer="layout" svg:width="4.024cm" svg:height="1.673cm" svg:x="11.703cm" svg:y="4.729cm">
          <draw:text-box>
            <text:p><text:span text:style-name="T3"><text:line-break/></text:span><text:span text:style-name="T3">Synthétiseur</text:span></text:p>
          </draw:text-box>
        </draw:frame>
        <draw:frame draw:style-name="gr7" draw:text-style-name="P7" draw:layer="layout" svg:width="3.952cm" svg:height="1.673cm" svg:x="20.357cm" svg:y="4.729cm">
          <draw:text-box>
            <text:p text:style-name="P2">Enregistreur<text:line-break/>multipiste</text:p>
          </draw:text-box>
        </draw:frame>
        <draw:frame draw:style-name="gr7" draw:text-style-name="P9" draw:layer="layout" svg:width="2.788cm" svg:height="1.699cm" svg:x="7.991cm" svg:y="4.88cm">
          <draw:text-box>
            <text:p text:style-name="P8"><text:span text:style-name="T1">Signal</text:span></text:p>
            <text:p text:style-name="P8"><text:span text:style-name="T2">MID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</meta:initial-creator>
    <meta:creation-date>2016-02-21T14:31:58.536390492</meta:creation-date>
    <dc:date>2016-02-21T15:10:01.681915518</dc:date>
    <dc:creator>Xavier </dc:creator>
    <meta:editing-duration>PT22M49S</meta:editing-duration>
    <meta:editing-cycles>11</meta:editing-cycles>
    <meta:generator>LibreOffice/5.0.5.2$Linux_X86_64 LibreOffice_project/00m0$Build-2</meta:generator>
    <meta:document-statistic meta:object-count="14"/>
  </office:meta>
</office:document-meta>
</file>